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2f9c7"/>
    </style:style>
    <style:style style:name="P2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3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f2928" style:font-size-asian="14pt" style:font-weight-asian="bold" style:font-size-complex="14pt" style:font-weight-complex="bold"/>
    </style:style>
    <style:style style:name="P4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6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1.5992in" svg:y="4.4827in" svg:width="3in" draw:z-index="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മല്‍കൃഷ്ണ കെ.വി.</text:p><text:p text:style-name="P3">Class<text:tab/>:8A</text:p><text:p text:style-name="P4">Item<text:tab/>: ലളിതഗാനം</text:p><text:p text:style-name="P4"><text:tab/>:മാപ്പിളപ്പാട്ട്</text:p><text:p text:style-name="P4"><text:tab/>:പ്രസംഗം </text:p></draw:text-box></draw:frame>­</text:p>
      <text:p text:style-name="P1"><draw:frame draw:style-name="fr1" draw:name="Frame2" text:anchor-type="paragraph" svg:x="1.5992in" svg:y="4.4827in" svg:width="3in" draw:z-index="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ഭിഷേക് എ.</text:p><text:p text:style-name="P3">Class<text:tab/>:9A</text:p><text:p text:style-name="P4">Item<text:tab/>: ലളിതഗാനം</text:p><text:p text:style-name="P4"><text:tab/>:പ്രസംഗം </text:p><text:p text:style-name="P4"><text:tab/>:മിമിക്രി</text:p></draw:text-box></draw:frame>­</text:p>
      <text:p text:style-name="P1"><draw:frame draw:style-name="fr1" draw:name="Frame3" text:anchor-type="paragraph" svg:x="1.5992in" svg:y="4.4827in" svg:width="3in" draw:z-index="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ദര്‍ശ് ടി.</text:p><text:p text:style-name="P3">Class<text:tab/>:8B</text:p><text:p text:style-name="P4">Item<text:tab/>: ലളിതഗാനം</text:p><text:p text:style-name="P4"><text:tab/>:മിമിക്രി</text:p><text:p text:style-name="P4"><text:tab/>:നാടകം</text:p></draw:text-box></draw:frame>­</text:p>
      <text:p text:style-name="P1"><draw:frame draw:style-name="fr1" draw:name="Frame4" text:anchor-type="paragraph" svg:x="1.5992in" svg:y="4.4827in" svg:width="3in" draw:z-index="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ജയ് കൃഷ്ണ പി.എ.</text:p><text:p text:style-name="P3">Class<text:tab/>:10A</text:p><text:p text:style-name="P4">Item<text:tab/>: മാപ്പിളപ്പാട്ട്</text:p><text:p text:style-name="P4"><text:tab/>:പ്രസംഗം </text:p><text:p text:style-name="P4"><text:tab/>:പ്രസംഗം </text:p></draw:text-box></draw:frame>­</text:p>
      <text:p text:style-name="P1"><draw:frame draw:style-name="fr1" draw:name="Frame5" text:anchor-type="paragraph" svg:x="1.5992in" svg:y="4.4827in" svg:width="3in" draw:z-index="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ജയഘോഷ് . എം.കെ</text:p><text:p text:style-name="P3">Class<text:tab/>:9A</text:p><text:p text:style-name="P4">Item<text:tab/>: മാപ്പിളപ്പാട്ട്</text:p><text:p text:style-name="P4"><text:tab/>:മിമിക്രി</text:p><text:p text:style-name="P4"><text:tab/>:മിമിക്രി</text:p></draw:text-box></draw:frame>­</text:p>
      <text:p text:style-name="P1"><draw:frame draw:style-name="fr1" draw:name="Frame6" text:anchor-type="paragraph" svg:x="1.5992in" svg:y="4.4827in" svg:width="3in" draw:z-index="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ഖില.ആര്‍</text:p><text:p text:style-name="P3">Class<text:tab/>:8B</text:p><text:p text:style-name="P4">Item<text:tab/>: മാപ്പിളപ്പാട്ട്</text:p><text:p text:style-name="P4"><text:tab/>:നാടകം</text:p><text:p text:style-name="P4"><text:tab/>:കോല്‍ക്കളി</text:p></draw:text-box></draw:frame>­</text:p>
      <text:p text:style-name="P1"><draw:frame draw:style-name="fr1" draw:name="Frame7" text:anchor-type="paragraph" svg:x="1.5992in" svg:y="4.4827in" svg:width="3in" draw:z-index="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ക്ഷയ് ഉല്ലാസ്</text:p><text:p text:style-name="P3">Class<text:tab/>:9A</text:p><text:p text:style-name="P4">Item<text:tab/>: പ്രസംഗം </text:p><text:p text:style-name="P4"><text:tab/>:കോല്‍ക്കളി</text:p><text:p text:style-name="P4"><text:tab/>:</text:p></draw:text-box></draw:frame>­</text:p>
      <text:p text:style-name="P1"><draw:frame draw:style-name="fr1" draw:name="Frame8" text:anchor-type="paragraph" svg:x="1.5992in" svg:y="4.4827in" svg:width="3in" draw:z-index="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മല്‍ .പി.പി.</text:p><text:p text:style-name="P3">Class<text:tab/>:9B</text:p><text:p text:style-name="P4">Item<text:tab/>: പ്രസംഗം </text:p><text:p text:style-name="P4"><text:tab/>:കോല്‍ക്കളി</text:p><text:p text:style-name="P4"><text:tab/>:</text:p></draw:text-box></draw:frame>­</text:p>
      <text:p text:style-name="P1"><draw:frame draw:style-name="fr1" draw:name="Frame9" text:anchor-type="paragraph" svg:x="1.5992in" svg:y="4.4827in" svg:width="3in" draw:z-index="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മൽ എം.ഒ.</text:p><text:p text:style-name="P3">Class<text:tab/>:10A</text:p><text:p text:style-name="P4">Item<text:tab/>: പ്രസംഗം </text:p><text:p text:style-name="P4"><text:tab/>:കോല്‍ക്കളി</text:p><text:p text:style-name="P4"><text:tab/>:</text:p></draw:text-box></draw:frame>­</text:p>
      <text:p text:style-name="P1"><draw:frame draw:style-name="fr1" draw:name="Frame10" text:anchor-type="paragraph" svg:x="1.5992in" svg:y="4.4827in" svg:width="3in" draw:z-index="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മ്മുകുട്ടി <text:s/>ജയകുമാര്‍</text:p><text:p text:style-name="P3">Class<text:tab/>:10A</text:p><text:p text:style-name="P4">Item<text:tab/>: മിമിക്രി</text:p><text:p text:style-name="P4"><text:tab/>:കോല്‍ക്കളി</text:p><text:p text:style-name="P4"><text:tab/>:</text:p></draw:text-box></draw:frame>­</text:p>
      <text:p text:style-name="P1"><draw:frame draw:style-name="fr1" draw:name="Frame11" text:anchor-type="paragraph" svg:x="1.5992in" svg:y="4.4827in" svg:width="3in" draw:z-index="1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നന്തസെന്‍.എസ്</text:p><text:p text:style-name="P3">Class<text:tab/>:10B</text:p><text:p text:style-name="P4">Item<text:tab/>: മിമിക്രി</text:p><text:p text:style-name="P4"><text:tab/>:കോല്‍ക്കളി</text:p><text:p text:style-name="P4"><text:tab/>:</text:p></draw:text-box></draw:frame>­</text:p>
      <text:p text:style-name="P1"><draw:frame draw:style-name="fr1" draw:name="Frame12" text:anchor-type="paragraph" svg:x="1.5992in" svg:y="4.4827in" svg:width="3in" draw:z-index="1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നന്തു സി.സി.</text:p><text:p text:style-name="P3">Class<text:tab/>:9A</text:p><text:p text:style-name="P4">Item<text:tab/>: മിമിക്രി</text:p><text:p text:style-name="P4"><text:tab/>:കോല്‍ക്കളി</text:p><text:p text:style-name="P4"><text:tab/>:</text:p></draw:text-box></draw:frame>­</text:p>
      <text:p text:style-name="P1"><draw:frame draw:style-name="fr1" draw:name="Frame13" text:anchor-type="paragraph" svg:x="1.5992in" svg:y="4.4827in" svg:width="3in" draw:z-index="1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നന്തു ധനേഷ്</text:p><text:p text:style-name="P3">Class<text:tab/>:8A</text:p><text:p text:style-name="P4">Item<text:tab/>: നാടകം</text:p><text:p text:style-name="P4"><text:tab/>:കോല്‍ക്കളി</text:p><text:p text:style-name="P4"><text:tab/>:</text:p></draw:text-box></draw:frame>­</text:p>
      <text:p text:style-name="P1"><draw:frame draw:style-name="fr1" draw:name="Frame14" text:anchor-type="paragraph" svg:x="1.5992in" svg:y="4.4827in" svg:width="3in" draw:z-index="1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നന്തു വി.എല്‍.</text:p><text:p text:style-name="P3">Class<text:tab/>:8A</text:p><text:p text:style-name="P4">Item<text:tab/>: നാടകം</text:p><text:p text:style-name="P4"><text:tab/>:കോല്‍ക്കളി</text:p><text:p text:style-name="P4"><text:tab/>:</text:p></draw:text-box></draw:frame>­</text:p>
      <text:p text:style-name="P1"><draw:frame draw:style-name="fr1" draw:name="Frame15" text:anchor-type="paragraph" svg:x="1.5992in" svg:y="4.4827in" svg:width="3in" draw:z-index="1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ന്തു വി.ആര്‍</text:p><text:p text:style-name="P3">Class<text:tab/>:8A</text:p><text:p text:style-name="P4">Item<text:tab/>: നാടകം</text:p><text:p text:style-name="P4"><text:tab/>:മാപ്പിളപ്പാട്ട്</text:p><text:p text:style-name="P4"><text:tab/>:</text:p></draw:text-box></draw:frame>­</text:p>
      <text:p text:style-name="P1"><draw:frame draw:style-name="fr1" draw:name="Frame16" text:anchor-type="paragraph" svg:x="1.5992in" svg:y="4.4827in" svg:width="3in" draw:z-index="1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ണിമ. എം</text:p><text:p text:style-name="P3">Class<text:tab/>:8A</text:p><text:p text:style-name="P4">Item<text:tab/>: നാടകം</text:p><text:p text:style-name="P4"><text:tab/>:</text:p><text:p text:style-name="P4"><text:tab/>:</text:p></draw:text-box></draw:frame>­</text:p>
      <text:p text:style-name="P1"><draw:frame draw:style-name="fr1" draw:name="Frame17" text:anchor-type="paragraph" svg:x="1.5992in" svg:y="4.4827in" svg:width="3in" draw:z-index="1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ഞ്ജലി. എസ്.</text:p><text:p text:style-name="P3">Class<text:tab/>:8A</text:p><text:p text:style-name="P4">Item<text:tab/>: നാടകം</text:p><text:p text:style-name="P4"><text:tab/>:ലളിതഗാനം</text:p><text:p text:style-name="P4"><text:tab/>:</text:p></draw:text-box></draw:frame>­</text:p>
      <text:p text:style-name="P1"><draw:frame draw:style-name="fr1" draw:name="Frame18" text:anchor-type="paragraph" svg:x="1.5992in" svg:y="4.4827in" svg:width="3in" draw:z-index="1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രതി.ജെ</text:p><text:p text:style-name="P3">Class<text:tab/>:8A</text:p><text:p text:style-name="P4">Item<text:tab/>: നാടകം</text:p><text:p text:style-name="P4"><text:tab/>:ദേശഭക്തിഗാനം</text:p><text:p text:style-name="P4"><text:tab/>:</text:p></draw:text-box></draw:frame>­</text:p>
      <text:p text:style-name="P1"><draw:frame draw:style-name="fr1" draw:name="Frame19" text:anchor-type="paragraph" svg:x="1.5992in" svg:y="4.4827in" svg:width="3in" draw:z-index="1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രതി.വി</text:p><text:p text:style-name="P3">Class<text:tab/>:8A</text:p><text:p text:style-name="P4">Item<text:tab/>: നാടകം</text:p><text:p text:style-name="P4"><text:tab/>:ദേശഭക്തിഗാനം</text:p><text:p text:style-name="P4"><text:tab/>:</text:p></draw:text-box></draw:frame>­</text:p>
      <text:p text:style-name="P1"><draw:frame draw:style-name="fr1" draw:name="Frame20" text:anchor-type="paragraph" svg:x="1.5992in" svg:y="4.4827in" svg:width="3in" draw:z-index="19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രവിന്ദ്.ടി.എസ്.</text:p><text:p text:style-name="P3">Class<text:tab/>:8A</text:p><text:p text:style-name="P4">Item<text:tab/>: നാടകം</text:p><text:p text:style-name="P4"><text:tab/>:ദേശഭക്തിഗാനം</text:p><text:p text:style-name="P4"><text:tab/>:</text:p></draw:text-box></draw:frame>­</text:p>
      <text:p text:style-name="P1"><draw:frame draw:style-name="fr1" draw:name="Frame21" text:anchor-type="paragraph" svg:x="1.5992in" svg:y="4.4827in" svg:width="3in" draw:z-index="20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ര്‍ച്ചന ബി.</text:p><text:p text:style-name="P3">Class<text:tab/>:9A</text:p><text:p text:style-name="P4">Item<text:tab/>: തിരുവാതിര</text:p><text:p text:style-name="P4"><text:tab/>:ലളിതഗാനം</text:p><text:p text:style-name="P4"><text:tab/>:ദേശഭക്തിഗാനം</text:p></draw:text-box></draw:frame>­</text:p>
      <text:p text:style-name="P1"><draw:frame draw:style-name="fr1" draw:name="Frame22" text:anchor-type="paragraph" svg:x="1.5992in" svg:y="4.4827in" svg:width="3in" draw:z-index="21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രുണിമ എസ്.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  <text:p text:style-name="P1"><draw:frame draw:style-name="fr1" draw:name="Frame23" text:anchor-type="paragraph" svg:x="1.5992in" svg:y="4.4827in" svg:width="3in" draw:z-index="22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രുണിമ.വി.കെ.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  <text:p text:style-name="P1"><draw:frame draw:style-name="fr1" draw:name="Frame24" text:anchor-type="paragraph" svg:x="1.5992in" svg:y="4.4827in" svg:width="3in" draw:z-index="23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ര്യ എസ്.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  <text:p text:style-name="P1"><draw:frame draw:style-name="fr1" draw:name="Frame25" text:anchor-type="paragraph" svg:x="1.5992in" svg:y="4.4827in" svg:width="3in" draw:z-index="24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ര്യ.വി.ജെ.</text:p><text:p text:style-name="P3">Class<text:tab/>:9A</text:p><text:p text:style-name="P4">Item<text:tab/>: തിരുവാതിര</text:p><text:p text:style-name="P4"><text:tab/>:മാപ്പിളപ്പാട്ട്</text:p><text:p text:style-name="P4"><text:tab/>:ദേശഭക്തിഗാനം</text:p></draw:text-box></draw:frame>­</text:p>
      <text:p text:style-name="P1"><draw:frame draw:style-name="fr1" draw:name="Frame26" text:anchor-type="paragraph" svg:x="1.5992in" svg:y="4.4827in" svg:width="3in" draw:z-index="25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ശ വി. എ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  <text:p text:style-name="P1"><draw:frame draw:style-name="fr1" draw:name="Frame27" text:anchor-type="paragraph" svg:x="1.5992in" svg:y="4.4827in" svg:width="3in" draw:z-index="26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ശ്വതി സന്തോഷ്‌</text:p><text:p text:style-name="P3">Class<text:tab/>:9A</text:p><text:p text:style-name="P4">Item<text:tab/>: തിരുവാതിര</text:p><text:p text:style-name="P4"><text:tab/>:പദ്യപാരായണം</text:p><text:p text:style-name="P4"><text:tab/>:ദേശഭക്തിഗാനം</text:p></draw:text-box></draw:frame>­</text:p>
      <text:p text:style-name="P1"><draw:frame draw:style-name="fr1" draw:name="Frame28" text:anchor-type="paragraph" svg:x="1.5992in" svg:y="4.4827in" svg:width="3in" draw:z-index="27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അശ്വിൻ വി.എം.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  <text:p text:style-name="P1"><draw:frame draw:style-name="fr1" draw:name="Frame29" text:anchor-type="paragraph" svg:x="1.5992in" svg:y="4.4827in" svg:width="3in" draw:z-index="28"><draw:text-box fo:min-height="4in"><text:p text:style-name="P2"/><text:p text:style-name="P2">SCHOOL KALO<text:span text:style-name="T1">L</text:span>SAVAM 2017</text:p><text:p text:style-name="P2">2016 November 5</text:p><text:p text:style-name="P2">GHS ALAPPUZHA</text:p><text:p text:style-name="P6"/><text:p text:style-name="P7"><text:s/>Participants Card</text:p><text:p text:style-name="P5"/><text:p text:style-name="P3">Name<text:tab/>: ആതിര ആര്‍.</text:p><text:p text:style-name="P3">Class<text:tab/>:9A</text:p><text:p text:style-name="P4">Item<text:tab/>: തിരുവാതിര</text:p><text:p text:style-name="P4"><text:tab/>:ദേശഭക്തിഗാനം</text:p><text:p text:style-name="P4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15T06:11:19.333262885</dc:date>
    <meta:editing-cycles>3</meta:editing-cycles>
    <meta:editing-duration>PT3M44S</meta:editing-duration>
    <meta:document-statistic meta:table-count="0" meta:image-count="0" meta:object-count="0" meta:page-count="57" meta:paragraph-count="290" meta:word-count="638" meta:character-count="3326" meta:non-whitespace-character-count="2887"/>
  </office:meta>
</office:document-meta>
</file>